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style:style>
    <style:style style:name="P3" style:family="paragraph" style:parent-style-name="Text_20_body" style:list-style-name="L1">
      <style:text-properties style:font-name="Arial"/>
    </style:style>
    <style:style style:name="P4" style:family="paragraph" style:parent-style-name="Text_20_body" style:list-style-name="L2">
      <style:text-properties style:font-name="Arial" style:font-name-asian="Courier" style:font-name-complex="Courier"/>
    </style:style>
    <style:style style:name="P5" style:family="paragraph" style:parent-style-name="Text_20_body" style:list-style-name="L4">
      <style:text-properties style:font-name="Arial"/>
    </style:style>
    <style:style style:name="P6" style:family="paragraph" style:parent-style-name="Text_20_body" style:list-style-name="L5">
      <style:text-properties style:font-name="Arial"/>
    </style:style>
    <style:style style:name="P7" style:family="paragraph" style:parent-style-name="Text_20_body">
      <style:text-properties style:font-name="Arial" style:text-underline-style="solid" style:text-underline-width="auto" style:text-underline-color="font-color" fo:font-weight="bold" style:font-weight-asian="bold" style:font-weight-complex="bold"/>
    </style:style>
    <style:style style:name="P8" style:family="paragraph" style:parent-style-name="Text_20_body" style:list-style-name="L2"/>
    <style:style style:name="P9" style:family="paragraph" style:parent-style-name="Text_20_body" style:list-style-name="L3"/>
    <style:style style:name="T1" style:family="text">
      <style:text-properties style:font-name="Arial"/>
    </style:style>
    <style:style style:name="T2" style:family="text">
      <style:text-properties style:font-name="Arial" style:font-name-asian="Courier" style:font-name-complex="Courie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ctives</text:p>
      <text:list xml:id="list1607114294" text:style-name="L1">
        <text:list-item>
          <text:p text:style-name="P3">Develop a performance based browser</text:p>
        </text:list-item>
        <text:list-item>
          <text:p text:style-name="P3">Usable on an embedded system (TPC-43)</text:p>
        </text:list-item>
        <text:list-item>
          <text:p text:style-name="P3">Use the GTK port of WebKit</text:p>
        </text:list-item>
        <text:list-item>
          <text:p text:style-name="P3">Command line configurable</text:p>
        </text:list-item>
      </text:list>
      <text:p text:style-name="P1"/>
      <text:p text:style-name="P1"/>
      <text:p text:style-name="P1"/>
      <text:p text:style-name="P1">WebKitGtk+</text:p>
      <text:p text:style-name="P1">Advantages:</text:p>
      <text:list xml:id="list1908062870" text:style-name="L2">
        <text:list-item>
          <text:p text:style-name="P8"><text:span text:style-name="T2">Firmly established </text:span><text:span text:style-name="T1">development base</text:span></text:p>
        </text:list-item>
        <text:list-item>
          <text:p text:style-name="P4">Simple API</text:p>
        </text:list-item>
        <text:list-item>
          <text:p text:style-name="P4">Seamless Gtk+ integration</text:p>
        </text:list-item>
      </text:list>
      <text:p text:style-name="P1"/>
      <text:p text:style-name="P1">Disadvantages:</text:p>
      <text:list xml:id="list220236794" text:style-name="L3">
        <text:list-item>
          <text:p text:style-name="P9"><text:span text:style-name="T2">Difficult to disable </text:span><text:span text:style-name="T1">some features</text:span></text:p>
        </text:list-item>
      </text:list>
      <text:p text:style-name="P1"/>
      <text:p text:style-name="P1"/>
      <text:p text:style-name="P1"/>
      <text:p text:style-name="P1"/>
      <text:p text:style-name="P1">Challenges</text:p>
      <text:list xml:id="list1472096152" text:style-name="L4">
        <text:list-item>
          <text:p text:style-name="P5">Different Flavours &amp; Versions of Linux</text:p>
        </text:list-item>
        <text:list-item>
          <text:p text:style-name="P5">Benchmarking</text:p>
        </text:list-item>
        <text:list-item>
          <text:p text:style-name="P5">WebKitGtk+ Compiler Flags</text:p>
        </text:list-item>
        <text:list-item>
          <text:p text:style-name="P5">Very Little Online Support (Documentation is Objective-C)</text:p>
        </text:list-item>
        <text:list-item>
          <text:p text:style-name="P5">Disabling WebKitGtk+ Features</text:p>
        </text:list-item>
      </text:list>
      <text:p text:style-name="P1"/>
      <text:p text:style-name="P1"/>
      <text:p text:style-name="P1"/>
      <text:p text:style-name="P1"><text:line-break/>WHY WEB-KIT </text:p>
      <text:list xml:id="list1385863433" text:style-name="L5">
        <text:list-item>
          <text:p text:style-name="P6">Current browser software for desktop PC's are extremely resource intensive. Firefox and Internet Explorer require large amounts of ram, disk space and cpu cycles to function well and hence, due to the nature of our products (low power, small foot print), don't provide a workable solution. </text:p>
        </text:list-item>
        <text:list-item>
          <text:p text:style-name="P6"><text:soft-page-break/>In the embedded space there are many open source browsers but all with minimal functionality and ongoing development. There are commercial browsers available, targeted at the embedded space (Opera), but all involve ongoing licensing fees.</text:p>
        </text:list-item>
        <text:list-item>
          <text:p text:style-name="P6">WebKit is the one open source browser project that has; broad based support from the open source community, significant ongoing development, a focus toward hand held devices (low power, small footprint), both open source and commercial applications based on it, and, industry support with major contributions (Apple: Apples Safari browser, for the desktop and the iPhone have been developed using WebKit)</text:p>
        </text:list-item>
      </text:list>
      <text:p text:style-name="P1"/>
      <text:p text:style-name="P1"/>
      <text:p text:style-name="P1"/>
      <text:p text:style-name="P7">Highlighting</text:p>
      <text:p text:style-name="P1">WebKit, like all modern browsers, has the ability to select text, graphics and other elements on a screen for the purpose of copying them. The problem with this is that when you are using a touch screen, there is a likelihood for the user to accidentally move their finger a tiny amount and initiate a “select” instead of the desired “click”.</text:p>
      <text:p text:style-name="P1">We tried a few approaches to fix this issue. The first was to capture the “mouse drag” in Gtk and steal it from WebKit, preventing the action from even taking place. We later found out that GTK uses a single mouse-click event to capture left-click, right-click, double-click, mouse-down and mouse-up events. This meant that if we captured one type of mouse event, we captured them all. Knowing this we set out to filter the mouse-clicks we wanted, which turned out to be very easy. The problem was then to send the “left-click” event back to WebKit. This proved to be very difficult.</text:p>
      <text:p text:style-name="P1">In the end, we ended up injecting some Javascript into each page. The script would detect a mouse-down, then if no mouse-up occurred for a specified period of time (~250ms), it would call a “select-none” function and cancel the sel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keyboard_7e_LT_7e_Gliederung_20_1" style:display-name="keyboard~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keyboard_7e_LT_7e_Gliederung_20_2" style:display-name="keyboard~LT~Gliederung 2" style:family="paragraph" style:parent-style-name="keybo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keyboard_7e_LT_7e_Gliederung_20_3" style:display-name="keyboard~LT~Gliederung 3" style:family="paragraph" style:parent-style-name="keybo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keyboard_7e_LT_7e_Gliederung_20_4" style:display-name="keyboard~LT~Gliederung 4" style:family="paragraph" style:parent-style-name="keybo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keyboard_7e_LT_7e_Gliederung_20_5" style:display-name="keyboard~LT~Gliederung 5" style:family="paragraph" style:parent-style-name="keyboard_7e_LT_7e_Gliederung_20_4">
      <style:paragraph-properties fo:margin-left="6.001cm" fo:margin-right="0cm" fo:margin-top="0cm" fo:margin-bottom="0.101cm" fo:text-indent="-0.6cm" style:auto-text-indent="false">
        <style:tab-stops/>
      </style:paragraph-properties>
    </style:style>
    <style:style style:name="keyboard_7e_LT_7e_Gliederung_20_6" style:display-name="keyboard~LT~Gliederung 6" style:family="paragraph" style:parent-style-name="keyboard_7e_LT_7e_Gliederung_20_5">
      <style:paragraph-properties fo:margin-left="7.2cm" fo:margin-right="0cm" fo:text-indent="-0.6cm" style:auto-text-indent="false">
        <style:tab-stops/>
      </style:paragraph-properties>
    </style:style>
    <style:style style:name="keyboard_7e_LT_7e_Gliederung_20_7" style:display-name="keyboard~LT~Gliederung 7" style:family="paragraph" style:parent-style-name="keyboard_7e_LT_7e_Gliederung_20_6">
      <style:paragraph-properties fo:margin-left="8.4cm" fo:margin-right="0cm" fo:text-indent="-0.6cm" style:auto-text-indent="false">
        <style:tab-stops/>
      </style:paragraph-properties>
    </style:style>
    <style:style style:name="keyboard_7e_LT_7e_Gliederung_20_8" style:display-name="keyboard~LT~Gliederung 8" style:family="paragraph" style:parent-style-name="keyboard_7e_LT_7e_Gliederung_20_7">
      <style:paragraph-properties fo:margin-left="9.601cm" fo:margin-right="0cm" fo:text-indent="-0.6cm" style:auto-text-indent="false">
        <style:tab-stops/>
      </style:paragraph-properties>
    </style:style>
    <style:style style:name="keyboard_7e_LT_7e_Gliederung_20_9" style:display-name="keyboard~LT~Gliederung 9" style:family="paragraph" style:parent-style-name="keyboard_7e_LT_7e_Gliederung_20_8">
      <style:paragraph-properties fo:margin-left="10.8cm" fo:margin-right="0cm" fo:text-indent="-0.6cm" style:auto-text-indent="false">
        <style:tab-stops/>
      </style:paragraph-properties>
    </style:style>
    <style:style style:name="keyboard_7e_LT_7e_Titel" style:display-name="keybo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keyboard_7e_LT_7e_Untertitel" style:display-name="keybo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keyboard_7e_LT_7e_Notizen" style:display-name="keybo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keyboard_7e_LT_7e_Hintergrundobjekte" style:display-name="keyboard~LT~Hintergrundobjekte" style:family="paragraph">
      <style:paragraph-properties style:text-autospace="none"/>
      <style:text-properties style:letter-kerning="true"/>
    </style:style>
    <style:style style:name="keyboard_7e_LT_7e_Hintergrund" style:display-name="keybo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21T11:14:22</meta:creation-date>
    <dc:date>2009-05-21T14:16:14</dc:date>
    <meta:editing-duration>PT00H10M53S</meta:editing-duration>
    <meta:editing-cycles>3</meta:editing-cycles>
    <meta:generator>OpenOffice.org/3.0$Unix OpenOffice.org_project/300m15$Build-9379</meta:generator>
    <meta:document-statistic meta:table-count="0" meta:image-count="0" meta:object-count="0" meta:page-count="2" meta:paragraph-count="26" meta:word-count="428" meta:character-count="2582"/>
    <meta:user-defined meta:name="Info 1"/>
    <meta:user-defined meta:name="Info 2"/>
    <meta:user-defined meta:name="Info 3"/>
    <meta:user-defined meta:name="Info 4"/>
  </office:meta>
</office:document-meta>
</file>